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153in" style:rel-column-width="1894*"/>
    </style:style>
    <style:style style:name="Table1.B" style:family="table-column">
      <style:table-column-properties style:column-width="5.6097in" style:rel-column-width="807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cb9a" officeooo:paragraph-rsid="0007cb9a"/>
    </style:style>
    <style:style style:name="P2" style:family="paragraph" style:parent-style-name="Text_20_body" style:list-style-name="L1">
      <style:text-properties officeooo:rsid="0007cb9a" officeooo:paragraph-rsid="0007cb9a"/>
    </style:style>
    <style:style style:name="P3" style:family="paragraph" style:parent-style-name="Text_20_body" style:list-style-name="L1">
      <style:text-properties officeooo:rsid="00085107" officeooo:paragraph-rsid="00085107"/>
    </style:style>
    <style:style style:name="P4" style:family="paragraph" style:parent-style-name="Text_20_body">
      <style:text-properties officeooo:rsid="00085107" officeooo:paragraph-rsid="00085107"/>
    </style:style>
    <style:style style:name="P5" style:family="paragraph" style:parent-style-name="Text_20_body" style:list-style-name="L2">
      <style:text-properties officeooo:rsid="00085107" officeooo:paragraph-rsid="00085107"/>
    </style:style>
    <style:style style:name="P6" style:family="paragraph" style:parent-style-name="Text_20_body">
      <style:text-properties officeooo:paragraph-rsid="00085107"/>
    </style:style>
    <style:style style:name="P7" style:family="paragraph" style:parent-style-name="Text_20_body" style:list-style-name="L2">
      <style:text-properties officeooo:paragraph-rsid="00085107"/>
    </style:style>
    <style:style style:name="P8" style:family="paragraph" style:parent-style-name="Text_20_body">
      <style:text-properties officeooo:rsid="00087b18" officeooo:paragraph-rsid="00087b18"/>
    </style:style>
    <style:style style:name="P9" style:family="paragraph" style:parent-style-name="Text_20_body" style:list-style-name="L3">
      <style:text-properties officeooo:rsid="00087b18" officeooo:paragraph-rsid="00087b18"/>
    </style:style>
    <style:style style:name="P10" style:family="paragraph" style:parent-style-name="Text_20_body" style:list-style-name="L1">
      <style:text-properties officeooo:rsid="00087b18" officeooo:paragraph-rsid="00087b18"/>
    </style:style>
    <style:style style:name="P11" style:family="paragraph" style:parent-style-name="Text_20_body" style:list-style-name="L3">
      <style:text-properties officeooo:paragraph-rsid="00087b18"/>
    </style:style>
    <style:style style:name="P12" style:family="paragraph" style:parent-style-name="Text_20_body" style:list-style-name="L3">
      <style:text-properties officeooo:rsid="0009f792" officeooo:paragraph-rsid="0009f792"/>
    </style:style>
    <style:style style:name="P13" style:family="paragraph" style:parent-style-name="Text_20_body" style:list-style-name="L1">
      <style:text-properties officeooo:rsid="0009f792" officeooo:paragraph-rsid="0009f792"/>
    </style:style>
    <style:style style:name="P14" style:family="paragraph" style:parent-style-name="Text_20_body" style:list-style-name="L2">
      <style:text-properties officeooo:rsid="0009f792" officeooo:paragraph-rsid="0009f792"/>
    </style:style>
    <style:style style:name="P15" style:family="paragraph" style:parent-style-name="Text_20_body" style:list-style-name="L1">
      <style:text-properties officeooo:rsid="000a3da5" officeooo:paragraph-rsid="000a3da5"/>
    </style:style>
    <style:style style:name="P16" style:family="paragraph" style:parent-style-name="Text_20_body">
      <style:text-properties officeooo:rsid="000a3da5" officeooo:paragraph-rsid="000a3da5"/>
    </style:style>
    <style:style style:name="P17" style:family="paragraph" style:parent-style-name="Text_20_body" style:list-style-name="L3">
      <style:text-properties officeooo:rsid="000b7f18" officeooo:paragraph-rsid="000b7f18"/>
    </style:style>
    <style:style style:name="P18" style:family="paragraph" style:parent-style-name="Text_20_body" style:list-style-name="L1">
      <style:text-properties officeooo:rsid="000b7f18" officeooo:paragraph-rsid="000b7f18"/>
    </style:style>
    <style:style style:name="P19" style:family="paragraph" style:parent-style-name="Heading_20_1">
      <style:text-properties officeooo:rsid="0007cb9a" officeooo:paragraph-rsid="0007cb9a"/>
    </style:style>
    <style:style style:name="P20" style:family="paragraph" style:parent-style-name="Heading_20_1">
      <style:text-properties officeooo:rsid="00085107" officeooo:paragraph-rsid="00085107"/>
    </style:style>
    <style:style style:name="P21" style:family="paragraph" style:parent-style-name="Table_20_Contents">
      <style:text-properties officeooo:rsid="00085107" officeooo:paragraph-rsid="00085107"/>
    </style:style>
    <style:style style:name="T1" style:family="text">
      <style:text-properties officeooo:rsid="00085107"/>
    </style:style>
    <style:style style:name="T2" style:family="text">
      <style:text-properties officeooo:rsid="00087b18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officeooo:rsid="00087b18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officeooo:rsid="000a3da5"/>
    </style:style>
    <style:style style:name="T7" style:family="text">
      <style:text-properties officeooo:rsid="000b7f1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File Management</text:p>
      <text:p text:style-name="P1"/>
      <text:h text:style-name="P19" text:outline-level="1">What You Will Learn</text:h>
      <text:list xml:id="list8768138093144126593" text:style-name="L1">
        <text:list-item>
          <text:p text:style-name="P2">What is a file system</text:p>
          <text:list>
            <text:list-item>
              <text:p text:style-name="P18">Bits &amp; Bytes</text:p>
            </text:list-item>
            <text:list-item>
              <text:p text:style-name="P18">Inverted one-sided tree</text:p>
            </text:list-item>
            <text:list-item>
              <text:p text:style-name="P18">Card index or something like that</text:p>
            </text:list-item>
          </text:list>
        </text:list-item>
        <text:list-item>
          <text:p text:style-name="P2">What is a file manager</text:p>
        </text:list-item>
        <text:list-item>
          <text:p text:style-name="P3">Files &amp; folders</text:p>
          <text:list>
            <text:list-item>
              <text:p text:style-name="P3">Folders in folders</text:p>
            </text:list-item>
          </text:list>
        </text:list-item>
        <text:list-item>
          <text:p text:style-name="P18">Other ways to see the file system</text:p>
        </text:list-item>
        <text:list-item>
          <text:p text:style-name="P13"><text:span text:style-name="T7">G</text:span>ood and bad file names</text:p>
        </text:list-item>
        <text:list-item>
          <text:p text:style-name="P13"><text:span text:style-name="T7">R</text:span>enaming files</text:p>
        </text:list-item>
        <text:list-item>
          <text:p text:style-name="P13"><text:span text:style-name="T7">F</text:span>ile extensions</text:p>
        </text:list-item>
        <text:list-item>
          <text:p text:style-name="P2">Using a file manager</text:p>
        </text:list-item>
        <text:list-item>
          <text:p text:style-name="P10">Side-by-side file managers</text:p>
        </text:list-item>
        <text:list-item>
          <text:p text:style-name="P3">File types</text:p>
        </text:list-item>
        <text:list-item>
          <text:p text:style-name="P2">File ‘views’</text:p>
        </text:list-item>
        <text:list-item>
          <text:p text:style-name="P2">Sorting files</text:p>
        </text:list-item>
        <text:list-item>
          <text:p text:style-name="P15">Searching for files</text:p>
        </text:list-item>
        <text:list-item>
          <text:p text:style-name="P2">Selecting files</text:p>
        </text:list-item>
        <text:list-item>
          <text:p text:style-name="P2"><text:span text:style-name="T1">C</text:span>reate, copy &amp; move <text:span text:style-name="T1">(cut/paste)</text:span> files</text:p>
        </text:list-item>
        <text:list-item>
          <text:p text:style-name="P3">Short-cut keys</text:p>
        </text:list-item>
      </text:list>
      <text:h text:style-name="P20" text:outline-level="1">Keyboard Shortcuts</text:h>
      <text:p text:style-name="P4">These should work on Mac, Linux &amp; Windows</text:p>
      <table:table table:name="Table1" table:style-name="Table1">
        <table:table-column table:style-name="Table1.A"/>
        <table:table-column table:style-name="Table1.B"/>
        <text:soft-page-break/>
        <table:table-row>
          <table:table-cell table:style-name="Table1.A1" office:value-type="string">
            <text:p text:style-name="P21">copy</text:p>
          </table:table-cell>
          <table:table-cell table:style-name="Table1.B1" office:value-type="string">
            <text:p text:style-name="P21">Ctrl-c</text:p>
          </table:table-cell>
        </table:table-row>
        <table:table-row>
          <table:table-cell table:style-name="Table1.A2" office:value-type="string">
            <text:p text:style-name="P21">cut</text:p>
          </table:table-cell>
          <table:table-cell table:style-name="Table1.B2" office:value-type="string">
            <text:p text:style-name="P21">Ctrl-x</text:p>
          </table:table-cell>
        </table:table-row>
        <table:table-row>
          <table:table-cell table:style-name="Table1.A2" office:value-type="string">
            <text:p text:style-name="P21">Paste</text:p>
          </table:table-cell>
          <table:table-cell table:style-name="Table1.B2" office:value-type="string">
            <text:p text:style-name="P21">Ctrl-v</text:p>
          </table:table-cell>
        </table:table-row>
        <table:table-row>
          <table:table-cell table:style-name="Table1.A2" office:value-type="string">
            <text:p text:style-name="P21">Switch Windows</text:p>
          </table:table-cell>
          <table:table-cell table:style-name="Table1.B2" office:value-type="string">
            <text:p text:style-name="P21">Alt-tab</text:p>
          </table:table-cell>
        </table:table-row>
      </table:table>
      <text:p text:style-name="P4"/>
      <text:h text:style-name="P20" text:outline-level="1">Challenge</text:h>
      <text:p text:style-name="P8">Note: wherever it says <text:span text:style-name="T3">yourName</text:span><text:span text:style-name="T5"> put your name. For example, for me, </text:span><text:span text:style-name="T3">yourName</text:span><text:span text:style-name="T5">-project will be carl-project</text:span></text:p>
      <text:list xml:id="list3573076326415862035" text:style-name="L3">
        <text:list-item>
          <text:p text:style-name="P11"><text:span text:style-name="T2">Create a folder </text:span><text:span text:style-name="T4">yourName</text:span><text:span text:style-name="T2">-project with two sub-folders: 1) images-4 &amp; 2) documents-1</text:span></text:p>
        </text:list-item>
        <text:list-item>
          <text:p text:style-name="P9">Inside of ‘pages’ create two more files: 1) new-documents-3 &amp; 2) old-documents-2</text:p>
        </text:list-item>
        <text:list-item>
          <text:p text:style-name="P9">From ‘practice-files’ perform these operations</text:p>
          <text:list>
            <text:list-item>
              <text:p text:style-name="P9">copy 4 images to images-4</text:p>
            </text:list-item>
            <text:list-item>
              <text:p text:style-name="P9">copy 1 document to documents-1</text:p>
            </text:list-item>
            <text:list-item>
              <text:p text:style-name="P9">copy 3 documents to new-documents-3</text:p>
            </text:list-item>
            <text:list-item>
              <text:p text:style-name="P9">copy 2 documents to old-documents-2</text:p>
            </text:list-item>
          </text:list>
        </text:list-item>
        <text:list-item>
          <text:p text:style-name="P9">In ‘pratice-files’, delete the four .avi files whose name starts with ‘boxed-’</text:p>
        </text:list-item>
        <text:list-item>
          <text:p text:style-name="P9">Move ding.wav to new-documents-3</text:p>
        </text:list-item>
        <text:list-item>
          <text:p text:style-name="P12">Rename <text:span text:style-name="T6">course-outline.2.docx to course-outline.3.docx</text:span></text:p>
        </text:list-item>
        <text:list-item>
          <text:p text:style-name="P17">Show your teacher the results</text:p>
        </text:list-item>
      </text:list>
      <text:p text:style-name="P6"/>
      <text:h text:style-name="Heading_20_1" text:outline-level="1">Questions</text:h>
      <text:p text:style-name="P16">Answer these questions</text:p>
      <text:list xml:id="list2642768601531020198" text:style-name="L2">
        <text:list-item>
          <text:p text:style-name="P7"><text:span text:style-name="T1">Can a file contain another file?</text:span></text:p>
        </text:list-item>
        <text:list-item>
          <text:p text:style-name="P5">How many files can you have on your computer?</text:p>
        </text:list-item>
        <text:list-item>
          <text:p text:style-name="P5">Name 2 ‘file views’?</text:p>
        </text:list-item>
        <text:list-item>
          <text:p text:style-name="P14">What is a file extension and what is it fo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0T15:56:26.119854122</meta:creation-date>
    <dc:date>2017-06-10T16:47:38.336353260</dc:date>
    <meta:editing-duration>PT17M37S</meta:editing-duration>
    <meta:editing-cycles>5</meta:editing-cycles>
    <meta:generator>LibreOffice/5.1.6.2$Linux_X86_64 LibreOffice_project/10m0$Build-2</meta:generator>
    <meta:document-statistic meta:table-count="1" meta:image-count="0" meta:object-count="0" meta:page-count="2" meta:paragraph-count="51" meta:word-count="254" meta:character-count="1400" meta:non-whitespace-character-count="1232"/>
  </office:meta>
</office:document-meta>
</file>